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00.06pt"/>
    </style:style>
    <style:style style:name="co2" style:family="table-column">
      <style:table-column-properties fo:break-before="auto" style:column-width="47.79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126.26pt"/>
    </style:style>
    <style:style style:name="ro1" style:family="table-row">
      <style:table-row-properties style:row-height="24.01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2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Excel_20_Built-in_20_Neutral" style:data-style-name="N0">
      <style:table-cell-properties fo:background-color="#ffeb9c" style:diagonal-bl-tr="none" style:diagonal-tl-br="none" fo:border="none" style:rotation-align="non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Accent5" style:data-style-name="N0">
      <style:table-cell-properties fo:background-color="#4472c4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Good" style:data-style-name="N10">
      <style:table-cell-properties fo:background-color="#c6efce" style:diagonal-bl-tr="none" style:diagonal-tl-br="none" fo:border="none" style:rotation-align="non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Bad" style:data-style-name="N10">
      <style:table-cell-properties fo:background-color="#ffc7ce" style:diagonal-bl-tr="none" style:diagonal-tl-br="none" fo:border="none" style:rotation-align="non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te" style:data-style-name="N0">
      <style:table-cell-properties fo:background-color="#ffffcc" style:diagonal-bl-tr="none" style:diagonal-tl-br="none" fo:border="0.74pt solid #b2b2b2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Not completed</text:p>
          </table:table-cell>
          <table:table-cell table:style-name="ce2" office:value-type="string" calcext:value-type="string">
            <text:p>Done</text:p>
          </table:table-cell>
          <table:table-cell table:style-name="ce3" office:value-type="percentage" office:value="1" calcext:value-type="percentage">
            <text:p>100%</text:p>
          </table:table-cell>
          <table:table-cell table:style-name="ce4" office:value-type="percentage" office:value="0" calcext:value-type="percentage">
            <text:p>0%</text:p>
          </table:table-cell>
          <table:table-cell/>
          <table:table-cell table:style-name="ce5" office:value-type="string" calcext:value-type="string">
            <text:p>Functions</text:p>
          </table:table-cell>
          <table:table-cell table:number-columns-repeated="4"/>
          <table:table-cell office:value-type="string" calcext:value-type="string">
            <text:p>Real functions</text:p>
          </table:table-cell>
          <table:table-cell office:value-type="string" calcext:value-type="string">
            <text:p>Functions supplementaires</text:p>
          </table:table-cell>
          <table:table-cell table:number-columns-repeated="21"/>
          <table:table-cell office:value-type="string" calcext:value-type="string">
            <text:p>%</text:p>
          </table:table-cell>
          <table:table-cell table:number-columns-repeated="990"/>
        </table:table-row>
        <table:table-row table:style-name="ro2">
          <table:table-cell table:number-columns-repeated="5"/>
          <table:table-cell table:style-name="ce2" office:value-type="string" calcext:value-type="string">
            <text:p>ft_memset</text:p>
          </table:table-cell>
          <table:table-cell table:number-columns-repeated="4"/>
          <table:table-cell table:style-name="Excel_20_Built-in_20_Accent5" office:value-type="string" calcext:value-type="string">
            <text:p>ft_isalpha</text:p>
          </table:table-cell>
          <table:table-cell office:value-type="string" calcext:value-type="string">
            <text:p>ft_substr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2" office:value-type="string" calcext:value-type="string">
            <text:p>ft_bzero</text:p>
          </table:table-cell>
          <table:table-cell table:number-columns-repeated="4"/>
          <table:table-cell table:style-name="Excel_20_Built-in_20_Accent5" office:value-type="string" calcext:value-type="string">
            <text:p>ft_isdigit</text:p>
          </table:table-cell>
          <table:table-cell table:style-name="Excel_20_Built-in_20_Accent5" office:value-type="string" calcext:value-type="string">
            <text:p>ft_strjoin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2" office:value-type="string" calcext:value-type="string">
            <text:p>ft_memcpy</text:p>
          </table:table-cell>
          <table:table-cell table:number-columns-repeated="4"/>
          <table:table-cell table:style-name="Excel_20_Built-in_20_Accent5" office:value-type="string" calcext:value-type="string">
            <text:p>ft_isalnum</text:p>
          </table:table-cell>
          <table:table-cell office:value-type="string" calcext:value-type="string">
            <text:p>ft_strtrim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2" office:value-type="string" calcext:value-type="string">
            <text:p>ft_memccpy</text:p>
          </table:table-cell>
          <table:table-cell table:number-columns-repeated="4"/>
          <table:table-cell table:style-name="Excel_20_Built-in_20_Accent5" office:value-type="string" calcext:value-type="string">
            <text:p>ft_isascii</text:p>
          </table:table-cell>
          <table:table-cell office:value-type="string" calcext:value-type="string">
            <text:p>ft_split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2" office:value-type="string" calcext:value-type="string">
            <text:p>ft_memmove</text:p>
          </table:table-cell>
          <table:table-cell table:number-columns-repeated="4"/>
          <table:table-cell table:style-name="Excel_20_Built-in_20_Accent5" office:value-type="string" calcext:value-type="string">
            <text:p>ft_isprint</text:p>
          </table:table-cell>
          <table:table-cell office:value-type="string" calcext:value-type="string">
            <text:p>ft_itoa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2" office:value-type="string" calcext:value-type="string">
            <text:p>ft_memchr</text:p>
          </table:table-cell>
          <table:table-cell table:number-columns-repeated="4"/>
          <table:table-cell table:style-name="Excel_20_Built-in_20_Accent5" office:value-type="string" calcext:value-type="string">
            <text:p>ft_strlen</text:p>
          </table:table-cell>
          <table:table-cell office:value-type="string" calcext:value-type="string">
            <text:p>ft_strmapi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2" office:value-type="string" calcext:value-type="string">
            <text:p>ft_memcmp</text:p>
          </table:table-cell>
          <table:table-cell table:number-columns-repeated="4"/>
          <table:table-cell table:style-name="Excel_20_Built-in_20_Accent5" office:value-type="string" calcext:value-type="string">
            <text:p>ft_memset</text:p>
          </table:table-cell>
          <table:table-cell office:value-type="string" calcext:value-type="string">
            <text:p>ft_striteri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2" office:value-type="string" calcext:value-type="string">
            <text:p>ft_strlen</text:p>
          </table:table-cell>
          <table:table-cell table:number-columns-repeated="4"/>
          <table:table-cell table:style-name="Excel_20_Built-in_20_Accent5" office:value-type="string" calcext:value-type="string">
            <text:p>ft_bzero</text:p>
          </table:table-cell>
          <table:table-cell office:value-type="string" calcext:value-type="string">
            <text:p>ft_putchar_fd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2" office:value-type="string" calcext:value-type="string">
            <text:p>ft_strdup</text:p>
          </table:table-cell>
          <table:table-cell table:number-columns-repeated="4"/>
          <table:table-cell table:style-name="Excel_20_Built-in_20_Accent5" office:value-type="string" calcext:value-type="string">
            <text:p>ft_memcpy</text:p>
          </table:table-cell>
          <table:table-cell office:value-type="string" calcext:value-type="string">
            <text:p>ft_putstr_fd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2" office:value-type="string" calcext:value-type="string">
            <text:p>ft_strcpy</text:p>
          </table:table-cell>
          <table:table-cell table:number-columns-repeated="4"/>
          <table:table-cell table:style-name="Excel_20_Built-in_20_Accent5" office:value-type="string" calcext:value-type="string">
            <text:p>ft_memmove</text:p>
          </table:table-cell>
          <table:table-cell office:value-type="string" calcext:value-type="string">
            <text:p>ft_putendl_fd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2" office:value-type="string" calcext:value-type="string">
            <text:p>ft_strncpy</text:p>
          </table:table-cell>
          <table:table-cell table:number-columns-repeated="4"/>
          <table:table-cell table:style-name="Excel_20_Built-in_20_Accent5" office:value-type="string" calcext:value-type="string">
            <text:p>ft_strlcpy</text:p>
          </table:table-cell>
          <table:table-cell office:value-type="string" calcext:value-type="string">
            <text:p>ft_putnbr_fd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2" office:value-type="string" calcext:value-type="string">
            <text:p>ft_strcat</text:p>
          </table:table-cell>
          <table:table-cell table:number-columns-repeated="4"/>
          <table:table-cell table:style-name="Excel_20_Built-in_20_Accent5" office:value-type="string" calcext:value-type="string">
            <text:p>ft_strlcat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2" office:value-type="string" calcext:value-type="string">
            <text:p>ft_strncat</text:p>
          </table:table-cell>
          <table:table-cell table:number-columns-repeated="4"/>
          <table:table-cell table:style-name="Excel_20_Built-in_20_Accent5" office:value-type="string" calcext:value-type="string">
            <text:p>ft_toupper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2" office:value-type="string" calcext:value-type="string">
            <text:p>ft_strlcat</text:p>
          </table:table-cell>
          <table:table-cell table:number-columns-repeated="4"/>
          <table:table-cell table:style-name="Excel_20_Built-in_20_Accent5" office:value-type="string" calcext:value-type="string">
            <text:p>ft_tolower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2" office:value-type="string" calcext:value-type="string">
            <text:p>ft_strchr</text:p>
          </table:table-cell>
          <table:table-cell table:number-columns-repeated="4"/>
          <table:table-cell table:style-name="Excel_20_Built-in_20_Accent5" office:value-type="string" calcext:value-type="string">
            <text:p>ft_strrchr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2" office:value-type="string" calcext:value-type="string">
            <text:p>ft_strrchr</text:p>
          </table:table-cell>
          <table:table-cell table:number-columns-repeated="4"/>
          <table:table-cell table:style-name="Excel_20_Built-in_20_Accent5" office:value-type="string" calcext:value-type="string">
            <text:p>ft_strncmp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2" office:value-type="string" calcext:value-type="string">
            <text:p>ft_strstr</text:p>
          </table:table-cell>
          <table:table-cell table:number-columns-repeated="4"/>
          <table:table-cell table:style-name="Excel_20_Built-in_20_Accent5" office:value-type="string" calcext:value-type="string">
            <text:p>ft_memchr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2" office:value-type="string" calcext:value-type="string">
            <text:p>ft_strnstr</text:p>
          </table:table-cell>
          <table:table-cell table:number-columns-repeated="4"/>
          <table:table-cell table:style-name="Excel_20_Built-in_20_Accent5" office:value-type="string" calcext:value-type="string">
            <text:p>ft_memcmp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2" office:value-type="string" calcext:value-type="string">
            <text:p>ft_strcmp</text:p>
          </table:table-cell>
          <table:table-cell table:number-columns-repeated="4"/>
          <table:table-cell table:style-name="Excel_20_Built-in_20_Accent5" office:value-type="string" calcext:value-type="string">
            <text:p>ft_strnstr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2" office:value-type="string" calcext:value-type="string">
            <text:p>ft_strncmp</text:p>
          </table:table-cell>
          <table:table-cell table:number-columns-repeated="4"/>
          <table:table-cell table:style-name="Excel_20_Built-in_20_Accent5" office:value-type="string" calcext:value-type="string">
            <text:p>ft_atoi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2" office:value-type="string" calcext:value-type="string">
            <text:p>ft_atoi</text:p>
          </table:table-cell>
          <table:table-cell table:number-columns-repeated="4"/>
          <table:table-cell table:style-name="Excel_20_Built-in_20_Accent5" office:value-type="string" calcext:value-type="string">
            <text:p>ft_calloc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2" office:value-type="string" calcext:value-type="string">
            <text:p>ft_isalpha</text:p>
          </table:table-cell>
          <table:table-cell table:number-columns-repeated="4"/>
          <table:table-cell table:style-name="Excel_20_Built-in_20_Accent5" office:value-type="string" calcext:value-type="string">
            <text:p>ft_strdup</text:p>
          </table:table-cell>
          <table:table-cell table:number-columns-repeated="1013"/>
        </table:table-row>
        <table:table-row table:style-name="ro3">
          <table:table-cell table:number-columns-repeated="5"/>
          <table:table-cell table:style-name="ce2" office:value-type="string" calcext:value-type="string">
            <text:p>ft_isdigit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" office:value-type="string" calcext:value-type="string">
            <text:p>ft_isalnum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" office:value-type="string" calcext:value-type="string">
            <text:p>ft_isascii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" office:value-type="string" calcext:value-type="string">
            <text:p>ft_isprint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" office:value-type="string" calcext:value-type="string">
            <text:p>ft_toupper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" office:value-type="string" calcext:value-type="string">
            <text:p>ft_tolower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eutral" style:display-name="Excel Built-in Neutral" style:family="table-cell" style:parent-style-name="Default">
      <style:table-cell-properties fo:background-color="#ffeb9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65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0006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.14pt" fo:margin-bottom="54.14pt" fo:margin-left="50.46pt" fo:margin-right="50.4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editing-cycles>8</meta:editing-cycles>
    <dc:date>2022-11-07T16:28:35.148809104</dc:date>
    <meta:generator>LibreOffice/6.3.2.2$MacOSX_X86_64 LibreOffice_project/98b30e735bda24bc04ab42594c85f7fd8be07b9c</meta:generator>
    <meta:editing-duration>PT1H18M8S</meta:editing-duration>
    <meta:document-statistic meta:table-count="1" meta:cell-count="69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